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fb75" officeooo:paragraph-rsid="0015fb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Sourav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02:53:48.207007349</meta:creation-date>
    <dc:date>2022-03-06T02:54:41.335277554</dc:date>
    <meta:editing-duration>PT54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6.4.7.2$Linux_X86_64 LibreOffice_project/40$Build-2</meta:generator>
  </office:meta>
</office:document-meta>
</file>